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dfef3c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text:s/></text:span><text:span text:style-name="T74"><text:placeholder text:placeholder-type="text">&lt;line.product_id.packaging_id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1:04:37.362734551</dc:date>
    <meta:editing-duration>P3DT20H25M21S</meta:editing-duration>
    <meta:editing-cycles>455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2009" meta:non-whitespace-character-count="1751"/>
  </office:meta>
</office:document-meta>
</file>